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zione alla libreria UTHASH</text:h>
      <text:p text:style-name="Standard"/>
      <text:p text:style-name="Standard">Prima di descrivere il funzionamento della libreria Uthash, si vogliono introdurre alcuni concetti che mettono in risalto l'utilità dell'uso delle tabelle di Hash nella indicizzazione degli elementi di una struttura dati.</text:p>
      <text:p text:style-name="Standard"/>
      <text:h text:style-name="Heading_20_3" text:outline-level="3">Complessità di un algoritmo</text:h>
      <text:p text:style-name="Standard">La complessità di un algoritmo, in informatica, è quantificata in termini di tempo di esecuzione necessario per eseguire una determinata operazione sui dati di input del problema. Per identificare la complessità temporale si usa la notazione asintotica “o-grande”, O(n), che non tiene conto di costanti moltiplicative e di termini minori. Ad esempio se il tempo richiesto da un algoritmo per un input di dimensione n è al massimo 10n<text:span text:style-name="T1">2</text:span> +2n, la complessità asintotica è O(n<text:span text:style-name="T1">2</text:span>).</text:p>
      <text:p text:style-name="Standard">Se si considerano come passi dell'algoritmo delle operazioni elementari che impiegano una quantità di tempo costante, allora la complessità temporale di un algoritmo è data dal numero di operazioni elementari eseguite, a meno di un fattore costante. Ad esempio ammettendo che il tempo di esecuzione di una operazione di confronto tra interi sia unitaria, la ricerca di un elemento in un array non ordinato di dimensione n può richiedere, nel caso peggiore, n confronti, con una complessità temporale lineare O(n). Ad esempio se si immagina di dover ricercare un elemento in un array di 8x10<text:span text:style-name="T1">6</text:span> elementi e che il tempo impiegato per un confronto sia di un millisecondo, nella peggiore delle ipotesi l'elemento da ricercare si può trovare al termine dell'array, quindi, iniziando dalla testa, impiegheremmo 8x10<text:span text:style-name="T1">3</text:span> secondi per trovare in nostro l'elemento, ovvero più di due ore.</text:p>
      <text:p text:style-name="Standard">Diverso è il caso di array con elementi ordinati: in tal caso una ricerca binaria, che può procedere effettuando confronti e suddividendo l'array in sottoblocchi, richiederebbe un tempo logaritmico, per l'esattezza O(log<text:span text:style-name="T2">2</text:span>(n)), che per l'esempio precedente significa circa 9 secondi. </text:p>
      <text:p text:style-name="Standard">Negli esempi precedenti si è presa in considerazione solo l'operazione di ricerca di un elemento, ma ai fini della trattazione è evidente analizzare anche la complessità temporale delle operazioni di inserimento. Per quanto riguarda il caso di un array non ordinato si evince che l'inserimento ha complessità lineare O(1) in quanto è sufficiente inserire in testa o in coda alla struttura, mentre per l'eliminazione vale lo stesso discorso della ricerca, data la necessità del recupero della posizione dell'elemento nel caso peggiore. Nel caso di array ordinati vi è la necessità di mantenere l'ordinamento, il che vuol dire nel caso peggiore, confrontare l'elemento da inserire con tutti quelli già presenti nell'array, quindi ancora O(n).</text:p>
      <text:p text:style-name="Standard">Se si considerano come strutture contenitrici gli alberi binari, le tre operazioni hanno tutte una complessità pari al logaritmo base due di n.</text:p>
      <text:p text:style-name="Standard">Premesso questo la situazione ideale sarebbe quella di poter avere una complessità costante delle operazioni, il più vicino possibile a quella unitaria delle tabelle di accesso diretto<text:span text:style-name="T1">DAT</text:span><text:span text:style-name="T3">, strutture in cui ogni elemento è mappato univocamente mediante una chiave (ad esempio tramite una funzione che dato in input un elemento, torna la locazione dell'array che lo contiene).</text:span> Le DAT non sono l'ideale in quanto per essere realizzate richiederebbero enormi quantitativi di memoria, dato che, ad esempio, la lunghezza di un array così realizzato dipenderebbe dalla lunghezza massima dei dati che si vogliono memorizzare. Le funzioni di hash ambiscono ad essere rapide come le DAT mantenendo limitata la memoria necessaria a realizzare lo scopo, ovvero a consentire di memorizzare, recuperare ed eliminare gli elementi di una struttura dati mantenendo il più possibile limitato il costo delle operazioni. </text:p>
      <text:p text:style-name="Standard">Solo quella che viene definita una funzione di hash perfetta garantisce una produzione ingettiva di valori di hash per qualsiasi insieme di chiavi, ovvero mantenendo la cardinalità della tabella pari al numero di elementi che si vogliono indicizzare in una struttura dati. Nella pratica una funzione di hash non è perfetta e può indurre a collisioni, ovvero fornire medesimi valori di hash per chiavi differenti. Per gestire le collisioni esistono almeno tre metodi di memorizzazione alternativi, sui quali non ci dilungheremo. </text:p>
      <text:p text:style-name="Standard">In generale una funzione di hash prende in input una chiave univoca, ad esempio relativa ad un valore univoco che si vuol memorizzare in una struttura dati, e ne fornisce una rappresentazione numerica, o hash-value, che può essere usato per indicizzare l'elemento in una struttura. </text:p>
      <text:p text:style-name="Standard">Un esempio pratico riguarda proprio la trattazione in oggetto, ovvero il compito dei compilatori di tener traccia e recuperare velocemente le variabili definite nel sorgente di un programma scritto in un dato linguaggio di programmazione. Come è noto le variabili di una funzione o di un blocco, devono essere univoche nello scope di definizione, ed è compito del compilatore garantire che questo avvenga. I compilatori possono usare liste concatenate o alberi binari per tenere traccia delle variabili incontrate, ma se si pensa che, prima di procedere alla traduzione, ogni volta che questi incontrano una variabile sono obbligati a controllare se questa sia stata già definita o inizializzata precedentemente nel codice di un blocco, ci si rende conto che il costo computazionale di questa operazione cresce proporzionalmente con il numero di variabili incontrate in un ambito del programma. Per quanto visto in precedenza si evince che sfruttare le tabelle di hash può essere evidentemente vantaggioso durante le fasi di traduzione intermedia di un compilatore. </text:p>
      <text:p text:style-name="Standard">La libreria Uthash permette di realizzare facilmente hash table da chiavi di vario tipo e fornisce metodi semplificati per le operazioni di manipolazione degli elementi. </text:p>
      <text:h text:style-name="Heading_20_3" text:outline-level="3">La libreria Uthash</text:h>
      <text:p text:style-name="Standard">Nell'ambito del tema oggetto della trattazione si è sfruttata questa libreria open source in quanto basata su algoritmi di hash noti comunità degli sviluppatori mondiale, fattore a garanzia dell'affidabilità stessa degli algoritmi. </text:p>
      <text:p text:style-name="Standard">Rilasciato con licenza libera BSD, Uthash<text:span text:style-name="T1">[UTH]</text:span> è una libreria open source largamente utilizzata, come si evince anche dal fatto che si possa trovare <text:s/>integrata nelle librerie di pacchetti dei maggiori sistemi operativi open source, come Debian Linux e derivati.</text:p>
      <text:p text:style-name="Standard">La libreria Uthash munisce i programmatori di una interfaccia semplificata per l'uso delle tabelle di hashing. </text:p>
      <text:p text:style-name="Standard">Per il progetto del front-end è stata utilizzata l'ultima versione disponibile sul sito SourceForge.net, la 1.9.5, rilasciata nel novembre 2011 e testata sui più diffusi sistemi operativi. </text:p>
      <text:p text:style-name="Standard">Come recita la guida ufficiale, Uthash è realizzata mediante macro di preprocessore per semplificare il processo di compilazione dei programmi che la utilizzano, che, in questo modo, non necessitano di effettuare la fase di collegamento alla libreria ma possono direttamente usarne le funzioni includendo l'header file “uthash.h” nel proprio progetto software. </text:p>
      <text:p text:style-name="Standard">Uthash consente di scegliere tra sette algoritmi di hash e fornisce alcuni benchmark per effettuare test di validità dei vari algoritmi. Per default essa utilizza l'algoritmo di Jenkins <text:span text:style-name="T1">[JAK].</text:span><text:span text:style-name="T3"> . Seppur interessante, non si ritiene utile includere nella trattazione una analisi delle performance dei vari algoritmi di hash, per cui verrà utilizzato l'algoritmo di base sopracitato. <text:s/></text:span></text:p>
      <text:p text:style-name="Standard">Con circa 900 linee di codice Uthash fornisce i metodi principali per l'inserimento, il recupero, la cancellazione, l'enumerazione, l'iterazione, l'ordinamento e la selezione degli elementi di una tabella di hash, garantendo un tempo costante per le varie operazioni. Come già accennato, per utilizzare la libreria basta includere il file di intestazioni “uthash.h” al proprio progetto software per accedere alle funzioni della libreria. Non vi sono restrizioni sui tipi di dato utilizzabili come chiave e come struttura dati contenitrice. Questo fattore determina una elevata flessibilità, ed è derivato direttamente dal metodo in cui Uthash è realizzata, ovvero mediante la definizione di macro di preprocessore, i cui argomenti, a differenza delle chiamate funzioni, non sono legati ad un tipo di dato specifico. L'unica accortezza è quella di fornire chiavi univoche, fattore necessario per lo scopo per cui se ne prevede l'utilizzo, effettuato tramite un controllo di univocità prima dell'inserimento di una chiave nella tabella, mediante la funzione HASH_FIND.</text:p>
      <text:p text:style-name="Standard">Per essere usata Uthash prevede che nella propria struttura sia definito un campo non inizializzato, del tipo “UT_hash_handle” e nominato come “hh”, che Uthash userà internamente come maniglia (handle) per effettuare le operazioni necessarie sull'insieme dei valori di hash. Questa convenzione permette di usare le macro, definite nel manuale come “di convenienza”, con chiavi di tipo intero, puntatori o stringhe, rispetto alle macro più generiche che necessitano il passaggio di più argomenti. Queste ultime, seppure consentendo maggior flessibilità nei tipi di ritorno, rendono meno leggibile il codice che le utilizza. <text:s/></text:p>
      <text:p text:style-name="Standard">Una convenzione importante per Uthash prevede di fornire un puntatore non inizializzato alla propria struttura dati. Inoltre è importante distinguere il caso in cui la chiave da usare sia parte della struttura o piuttosto un puntatore ad un elemento esterno. Allo scopo del tema si usano stringhe come valori chiave univoci, definite per ottimizzazione come puntatori a carattere. In questo caso la funzione di inserimento dell'hash sarà HASH_ADD_KEYPTR.</text:p>
      <text:p text:style-name="Standard"/>
      <text:p text:style-name="Standard">Snippet di codice per l'inserimento di un elemento nella ST che evidenzi il codice Uthash</text:p>
      <text:p text:style-name="Standard"/>
      <text:p text:style-name="Standard">Una volta inserito un valore nella tabella di hash esso non deve cambiare valore della chiave. Se si vuol cambiare valore occorre eliminare l'elemento dalla tabella, cambiare la chiave e poi reinserirlo.</text:p>
      <text:p text:style-name="Standard"/>
      <text:p text:style-name="Standard">La ricerca di un elemento avviene attraverso la sua chiave. La chiamata HASH_FIND serve a tale scopo, ed è personalizzata in base ai tipi di chiave utilizzati, ad esempio, HASH_FIND_INT è usata per chiavi di tipo intero.</text:p>
      <text:p text:style-name="Standard"/>
      <text:p text:style-name="Standard">Per eliminare un elemento basta fornire alla funzione HAS_DEL un puntatore all'elemento, ottenibile ad esempio tramite chiamata ad HAS_FIND.</text:p>
      <text:p text:style-name="Standard"/>
      <text:p text:style-name="Standard">Occorre notare che Uthash non si preoccupa di liberare lo spazio allocato per le strutture indicizzate. E' compito dell'utilizzatore decidere se e quando liberare lo spazio di memoria.</text:p>
      <text:p text:style-name="Standard"/>
      <text:p text:style-name="Standard">Altra caratteristica importante da tenere in considerazione è che Uthash può cambiare il valore del puntatore alla tabella, ad esempio dopo una chiamata ad HASH_DEL. In questo caso è opportuno utilizzare puntatori doppi per mantenere un riferimento alla testa della tabella.</text:p>
      <text:p text:style-name="Standard"/>
      <text:p text:style-name="Standard">Infine occorre menzionare alcune operazioni utili per la manipolazione della tabella, esse riguardano il conteggio degli elementi da parte di HASH_COUNT, la possibilità di iterare tra gli elementi offerta dalla macro HASH_ITER, e quella di ordinare gli elementi offerta dalla macro HASH_SORT.</text:p>
      <text:p text:style-name="Standard"/>
      <text:p text:style-name="Standard"/>
      <text:p text:style-name="Standard"><text:span text:style-name="T1">[DAT]</text:span><text:span text:style-name="T3"> </text:span>John W Lockwood - Washington University of St.Luis - <text:a xlink:type="simple" xlink:href="http://www.arl.wustl.edu/projects/fpx/cse535/lecture/cse535_lecture6_Hash_Functions.pdf">http://www.arl.wustl.edu/projects/fpx/cse535/lecture/cse535_lecture6_Hash_Functions.pdf</text:a></text:p>
      <text:p text:style-name="Standard"><text:span text:style-name="T1">[JAK]</text:span> Robert J. Jenkins Jr. - Computer Scientist <text:s/><text:a xlink:type="simple" xlink:href="http://www.burtleburtle.net/bob/hash/doobs.html">http://www.burtleburtle.net/bob/hash/doobs.html</text:a></text:p>
      <text:p text:style-name="Standard"><text:span text:style-name="T1">[UTH]</text:span><text:span text:style-name="T3"> I sorgenti e la documentazione di Uthash sono reperibili all'URL: </text:span><text:a xlink:type="simple" xlink:href="http://sourceforge.net/projects/uthash/"><text:span text:style-name="T3">http://sourceforge.net/projects/uthash/</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4T07:23:51</meta:creation-date>
    <dc:date>2012-05-02T13:59:54</dc:date>
    <meta:editing-duration>PT4H59M36S</meta:editing-duration>
    <meta:editing-cycles>33</meta:editing-cycles>
    <meta:generator>LibreOffice/3.5$Linux_X86_64 LibreOffice_project/350m1$Build-202</meta:generator>
    <meta:document-statistic meta:table-count="0" meta:image-count="0" meta:object-count="0" meta:page-count="1" meta:paragraph-count="33" meta:word-count="1661" meta:character-count="11195" meta:non-whitespace-character-count="9551"/>
  </office:meta>
</office:document-meta>
</file>